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c_to_n_by_c</text:p>
          </table:table-cell>
          <table:table-cell office:value-type="string">
            <text:p>c_to_c_by_c</text:p>
          </table:table-cell>
          <table:table-cell office:value-type="string">
            <text:p>c_to_i_by_c</text:p>
          </table:table-cell>
          <table:table-cell office:value-type="string">
            <text:p>c_total</text:p>
          </table:table-cell>
          <table:table-cell office:value-type="string">
            <text:p>c_to_i_by_i</text:p>
          </table:table-cell>
          <table:table-cell office:value-type="string">
            <text:p>i_to_n_by_i</text:p>
          </table:table-cell>
          <table:table-cell office:value-type="string">
            <text:p>i_to_i_by_i</text:p>
          </table:table-cell>
          <table:table-cell office:value-type="string">
            <text:p>i_total</text:p>
          </table:table-cell>
          <table:table-cell office:value-type="string">
            <text:p>n_to_n</text:p>
          </table:table-cell>
          <table:table-cell office:value-type="string">
            <text:p>total</text:p>
          </table:table-cell>
          <table:table-cell office:value-type="string">
            <text:p>c_to_i_by_total</text:p>
          </table:table-cell>
          <table:table-cell office:value-type="string">
            <text:p>c_to_i_by_ci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998052580331061">
            <text:p>0.9980525803</text:p>
          </table:table-cell>
          <table:table-cell office:value-type="float" office:value="0.00194741966893866">
            <text:p>0.0019474197</text:p>
          </table:table-cell>
          <table:table-cell office:value-type="float" office:value="0">
            <text:p>0</text:p>
          </table:table-cell>
          <table:table-cell office:value-type="float" office:value="1027">
            <text:p>1027</text:p>
          </table:table-cell>
          <table:table-cell table:number-columns-repeated="3"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52294">
            <text:p>52294</text:p>
          </table:table-cell>
          <table:table-cell table:formula="of:=[.E2]+[.I2]+[.J2]" office:value-type="float" office:value="53321">
            <text:p>53321</text:p>
          </table:table-cell>
          <table:table-cell table:formula="of:=([.D2]*[.E2])/[.K2]" office:value-type="float" office:value="0">
            <text:p>0</text:p>
          </table:table-cell>
          <table:table-cell table:formula="of:=([.D2]*[.E2])/([.E2]+[.I2])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3"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53095">
            <text:p>53095</text:p>
          </table:table-cell>
          <table:table-cell table:formula="of:=[.E3]+[.I3]+[.J3]" office:value-type="float" office:value="53188">
            <text:p>53188</text:p>
          </table:table-cell>
          <table:table-cell table:formula="of:=([.D3]*[.E3])/[.K3]" office:value-type="float" office:value="0">
            <text:p>0</text:p>
          </table:table-cell>
          <table:table-cell table:formula="of:=([.D3]*[.E3])/([.E3]+[.I3])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0.993288590604027">
            <text:p>0.9932885906</text:p>
          </table:table-cell>
          <table:table-cell office:value-type="float" office:value="0.00671140939597315">
            <text:p>0.0067114094</text:p>
          </table:table-cell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  <table:table-cell table:number-columns-repeated="3"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147518">
            <text:p>147518</text:p>
          </table:table-cell>
          <table:table-cell table:formula="of:=[.E4]+[.I4]+[.J4]" office:value-type="float" office:value="147816">
            <text:p>147816</text:p>
          </table:table-cell>
          <table:table-cell table:formula="of:=([.D4]*[.E4])/[.K4]" office:value-type="float" office:value="0">
            <text:p>0</text:p>
          </table:table-cell>
          <table:table-cell table:formula="of:=([.D4]*[.E4])/([.E4]+[.I4])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06">
            <text:p>406</text:p>
          </table:table-cell>
          <table:table-cell table:number-columns-repeated="3"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225623">
            <text:p>225623</text:p>
          </table:table-cell>
          <table:table-cell table:formula="of:=[.E5]+[.I5]+[.J5]" office:value-type="float" office:value="226029">
            <text:p>226029</text:p>
          </table:table-cell>
          <table:table-cell table:formula="of:=([.D5]*[.E5])/[.K5]" office:value-type="float" office:value="0">
            <text:p>0</text:p>
          </table:table-cell>
          <table:table-cell table:formula="of:=([.D5]*[.E5])/([.E5]+[.I5])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0.989619523769172">
            <text:p>0.9896195238</text:p>
          </table:table-cell>
          <table:table-cell office:value-type="float" office:value="0.0103804762308279">
            <text:p>0.0103804762</text:p>
          </table:table-cell>
          <table:table-cell office:value-type="float" office:value="0">
            <text:p>0</text:p>
          </table:table-cell>
          <table:table-cell office:value-type="float" office:value="23602">
            <text:p>23602</text:p>
          </table:table-cell>
          <table:table-cell table:number-columns-repeated="3"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804468">
            <text:p>804468</text:p>
          </table:table-cell>
          <table:table-cell table:formula="of:=[.E6]+[.I6]+[.J6]" office:value-type="float" office:value="828070">
            <text:p>828070</text:p>
          </table:table-cell>
          <table:table-cell table:formula="of:=([.D6]*[.E6])/[.K6]" office:value-type="float" office:value="0">
            <text:p>0</text:p>
          </table:table-cell>
          <table:table-cell table:formula="of:=([.D6]*[.E6])/([.E6]+[.I6])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0.940490090142357">
            <text:p>0.9404900901</text:p>
          </table:table-cell>
          <table:table-cell office:value-type="float" office:value="0.0595099098576433">
            <text:p>0.0595099099</text:p>
          </table:table-cell>
          <table:table-cell office:value-type="float" office:value="0">
            <text:p>0</text:p>
          </table:table-cell>
          <table:table-cell office:value-type="float" office:value="137893">
            <text:p>137893</text:p>
          </table:table-cell>
          <table:table-cell table:number-columns-repeated="3"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1259176">
            <text:p>1259176</text:p>
          </table:table-cell>
          <table:table-cell table:formula="of:=[.E7]+[.I7]+[.J7]" office:value-type="float" office:value="1397069">
            <text:p>1397069</text:p>
          </table:table-cell>
          <table:table-cell table:formula="of:=([.D7]*[.E7])/[.K7]" office:value-type="float" office:value="0">
            <text:p>0</text:p>
          </table:table-cell>
          <table:table-cell table:formula="of:=([.D7]*[.E7])/([.E7]+[.I7])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0.911073831504924">
            <text:p>0.9110738315</text:p>
          </table:table-cell>
          <table:table-cell office:value-type="float" office:value="0.0888295912636952">
            <text:p>0.0888295913</text:p>
          </table:table-cell>
          <table:table-cell table:style-name="ce1" office:value-type="float" office:value="0.0000965772313811617">
            <text:p>9.66E-005</text:p>
          </table:table-cell>
          <table:table-cell office:value-type="float" office:value="279569">
            <text:p>279569</text:p>
          </table:table-cell>
          <table:table-cell office:value-type="float" office:value="0.0419254658385093">
            <text:p>0.0419254658</text:p>
          </table:table-cell>
          <table:table-cell office:value-type="float" office:value="0.958074534161491">
            <text:p>0.9580745342</text:p>
          </table:table-cell>
          <table:table-cell office:value-type="float" office:value="0">
            <text:p>0</text:p>
          </table:table-cell>
          <table:table-cell office:value-type="float" office:value="644">
            <text:p>644</text:p>
          </table:table-cell>
          <table:table-cell office:value-type="float" office:value="1715050">
            <text:p>1715050</text:p>
          </table:table-cell>
          <table:table-cell table:formula="of:=[.E8]+[.I8]+[.J8]" office:value-type="float" office:value="1995263">
            <text:p>1995263</text:p>
          </table:table-cell>
          <table:table-cell table:formula="of:=([.D8]*[.E8])/[.K8]" office:value-type="float" office:value="0.0000135320506619929">
            <text:p>1.35320506619929E-005</text:p>
          </table:table-cell>
          <table:table-cell table:formula="of:=([.D8]*[.E8])/([.E8]+[.I8])" office:value-type="float" office:value="0.0000963552725962036">
            <text:p>9.63552725962036E-00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0.91315911048958">
            <text:p>0.9131591105</text:p>
          </table:table-cell>
          <table:table-cell office:value-type="float" office:value="0.0854892681891396">
            <text:p>0.0854892682</text:p>
          </table:table-cell>
          <table:table-cell office:value-type="float" office:value="0.00135162132128008">
            <text:p>0.0013516213</text:p>
          </table:table-cell>
          <table:table-cell office:value-type="float" office:value="320356">
            <text:p>320356</text:p>
          </table:table-cell>
          <table:table-cell office:value-type="float" office:value="0.0824761904761905">
            <text:p>0.0824761905</text:p>
          </table:table-cell>
          <table:table-cell office:value-type="float" office:value="0.91752380952381">
            <text:p>0.9175238095</text:p>
          </table:table-cell>
          <table:table-cell office:value-type="float" office:value="0">
            <text:p>0</text:p>
          </table:table-cell>
          <table:table-cell office:value-type="float" office:value="5250">
            <text:p>5250</text:p>
          </table:table-cell>
          <table:table-cell office:value-type="float" office:value="2559088">
            <text:p>2559088</text:p>
          </table:table-cell>
          <table:table-cell table:formula="of:=[.E9]+[.I9]+[.J9]" office:value-type="float" office:value="2884694">
            <text:p>2884694</text:p>
          </table:table-cell>
          <table:table-cell table:formula="of:=([.D9]*[.E9])/[.K9]" office:value-type="float" office:value="0.000150102575871132">
            <text:p>0.0001501026</text:p>
          </table:table-cell>
          <table:table-cell table:formula="of:=([.D9]*[.E9])/([.E9]+[.I9])" office:value-type="float" office:value="0.00132982807442123">
            <text:p>0.001329828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0.897118040343626">
            <text:p>0.8971180403</text:p>
          </table:table-cell>
          <table:table-cell office:value-type="float" office:value="0.0908017295567535">
            <text:p>0.0908017296</text:p>
          </table:table-cell>
          <table:table-cell office:value-type="float" office:value="0.0120802300996209">
            <text:p>0.0120802301</text:p>
          </table:table-cell>
          <table:table-cell office:value-type="float" office:value="524990">
            <text:p>524990</text:p>
          </table:table-cell>
          <table:table-cell office:value-type="float" office:value="0.209930486593843">
            <text:p>0.2099304866</text:p>
          </table:table-cell>
          <table:table-cell office:value-type="float" office:value="0.784475339291625">
            <text:p>0.7844753393</text:p>
          </table:table-cell>
          <table:table-cell office:value-type="float" office:value="0.00559417411453161">
            <text:p>0.0055941741</text:p>
          </table:table-cell>
          <table:table-cell office:value-type="float" office:value="30210">
            <text:p>30210</text:p>
          </table:table-cell>
          <table:table-cell office:value-type="float" office:value="3539622">
            <text:p>3539622</text:p>
          </table:table-cell>
          <table:table-cell table:formula="of:=[.E10]+[.I10]+[.J10]" office:value-type="float" office:value="4094822">
            <text:p>4094822</text:p>
          </table:table-cell>
          <table:table-cell table:formula="of:=([.D10]*[.E10])/[.K10]" office:value-type="float" office:value="0.00154878527076391">
            <text:p>0.0015487853</text:p>
          </table:table-cell>
          <table:table-cell table:formula="of:=([.D10]*[.E10])/([.E10]+[.I10])" office:value-type="float" office:value="0.0114229106628242">
            <text:p>0.0114229107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0.904099954610908">
            <text:p>0.9040999546</text:p>
          </table:table-cell>
          <table:table-cell office:value-type="float" office:value="0.0895963271088889">
            <text:p>0.0895963271</text:p>
          </table:table-cell>
          <table:table-cell office:value-type="float" office:value="0.00630371828020296">
            <text:p>0.0063037183</text:p>
          </table:table-cell>
          <table:table-cell office:value-type="float" office:value="689593">
            <text:p>689593</text:p>
          </table:table-cell>
          <table:table-cell office:value-type="float" office:value="0.189850198715989">
            <text:p>0.1898501987</text:p>
          </table:table-cell>
          <table:table-cell office:value-type="float" office:value="0.808970607503166">
            <text:p>0.8089706075</text:p>
          </table:table-cell>
          <table:table-cell office:value-type="float" office:value="0.00117919378084465">
            <text:p>0.0011791938</text:p>
          </table:table-cell>
          <table:table-cell office:value-type="float" office:value="22897">
            <text:p>22897</text:p>
          </table:table-cell>
          <table:table-cell office:value-type="float" office:value="4472316">
            <text:p>4472316</text:p>
          </table:table-cell>
          <table:table-cell table:formula="of:=[.E11]+[.I11]+[.J11]" office:value-type="float" office:value="5184806">
            <text:p>5184806</text:p>
          </table:table-cell>
          <table:table-cell table:formula="of:=([.D11]*[.E11])/[.K11]" office:value-type="float" office:value="0.000838411311821503">
            <text:p>0.0008384113</text:p>
          </table:table-cell>
          <table:table-cell table:formula="of:=([.D11]*[.E11])/([.E11]+[.I11])" office:value-type="float" office:value="0.00610113826158964">
            <text:p>0.0061011383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0.87846654720743">
            <text:p>0.8784665472</text:p>
          </table:table-cell>
          <table:table-cell office:value-type="float" office:value="0.110619589632284">
            <text:p>0.1106195896</text:p>
          </table:table-cell>
          <table:table-cell office:value-type="float" office:value="0.0109138631602857">
            <text:p>0.0109138632</text:p>
          </table:table-cell>
          <table:table-cell office:value-type="float" office:value="990575">
            <text:p>990575</text:p>
          </table:table-cell>
          <table:table-cell office:value-type="float" office:value="0.181856412326739">
            <text:p>0.1818564123</text:p>
          </table:table-cell>
          <table:table-cell office:value-type="float" office:value="0.813887767460638">
            <text:p>0.8138877675</text:p>
          </table:table-cell>
          <table:table-cell office:value-type="float" office:value="0.0042558202126228">
            <text:p>0.0042558202</text:p>
          </table:table-cell>
          <table:table-cell office:value-type="float" office:value="59448">
            <text:p>59448</text:p>
          </table:table-cell>
          <table:table-cell office:value-type="float" office:value="4790215">
            <text:p>4790215</text:p>
          </table:table-cell>
          <table:table-cell table:formula="of:=[.E12]+[.I12]+[.J12]" office:value-type="float" office:value="5840238">
            <text:p>5840238</text:p>
          </table:table-cell>
          <table:table-cell table:formula="of:=([.D12]*[.E12])/[.K12]" office:value-type="float" office:value="0.00185112319052751">
            <text:p>0.0018511232</text:p>
          </table:table-cell>
          <table:table-cell table:formula="of:=([.D12]*[.E12])/([.E12]+[.I12])" office:value-type="float" office:value="0.0102959649455298">
            <text:p>0.010295964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0.856077083465634">
            <text:p>0.8560770835</text:p>
          </table:table-cell>
          <table:table-cell office:value-type="float" office:value="0.100414629241549">
            <text:p>0.1004146292</text:p>
          </table:table-cell>
          <table:table-cell office:value-type="float" office:value="0.0435082872928177">
            <text:p>0.0435082873</text:p>
          </table:table-cell>
          <table:table-cell office:value-type="float" office:value="755856">
            <text:p>755856</text:p>
          </table:table-cell>
          <table:table-cell office:value-type="float" office:value="0.17677793904209">
            <text:p>0.176777939</text:p>
          </table:table-cell>
          <table:table-cell office:value-type="float" office:value="0.800145137880987">
            <text:p>0.8001451379</text:p>
          </table:table-cell>
          <table:table-cell office:value-type="float" office:value="0.0230769230769231">
            <text:p>0.0230769231</text:p>
          </table:table-cell>
          <table:table-cell office:value-type="float" office:value="186030">
            <text:p>186030</text:p>
          </table:table-cell>
          <table:table-cell office:value-type="float" office:value="4580631">
            <text:p>4580631</text:p>
          </table:table-cell>
          <table:table-cell table:formula="of:=[.E13]+[.I13]+[.J13]" office:value-type="float" office:value="5522517">
            <text:p>5522517</text:p>
          </table:table-cell>
          <table:table-cell table:formula="of:=([.D13]*[.E13])/[.K13]" office:value-type="float" office:value="0.00595489339371884">
            <text:p>0.0059548934</text:p>
          </table:table-cell>
          <table:table-cell table:formula="of:=([.D13]*[.E13])/([.E13]+[.I13])" office:value-type="float" office:value="0.0349150534141074">
            <text:p>0.034915053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0.846911966920549">
            <text:p>0.8469119669</text:p>
          </table:table-cell>
          <table:table-cell office:value-type="float" office:value="0.0543294877171083">
            <text:p>0.0543294877</text:p>
          </table:table-cell>
          <table:table-cell office:value-type="float" office:value="0.0987585453623429">
            <text:p>0.0987585454</text:p>
          </table:table-cell>
          <table:table-cell office:value-type="float" office:value="512705">
            <text:p>512705</text:p>
          </table:table-cell>
          <table:table-cell office:value-type="float" office:value="0.115067858084339">
            <text:p>0.1150678581</text:p>
          </table:table-cell>
          <table:table-cell office:value-type="float" office:value="0.836492923306275">
            <text:p>0.8364929233</text:p>
          </table:table-cell>
          <table:table-cell office:value-type="float" office:value="0.0484392186093865">
            <text:p>0.0484392186</text:p>
          </table:table-cell>
          <table:table-cell office:value-type="float" office:value="440036">
            <text:p>440036</text:p>
          </table:table-cell>
          <table:table-cell office:value-type="float" office:value="4204883">
            <text:p>4204883</text:p>
          </table:table-cell>
          <table:table-cell table:formula="of:=[.E14]+[.I14]+[.J14]" office:value-type="float" office:value="5157624">
            <text:p>5157624</text:p>
          </table:table-cell>
          <table:table-cell table:formula="of:=([.D14]*[.E14])/[.K14]" office:value-type="float" office:value="0.00981731122703012">
            <text:p>0.0098173112</text:p>
          </table:table-cell>
          <table:table-cell table:formula="of:=([.D14]*[.E14])/([.E14]+[.I14])" office:value-type="float" office:value="0.0531456083027811">
            <text:p>0.0531456083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0.819728794878986">
            <text:p>0.8197287949</text:p>
          </table:table-cell>
          <table:table-cell office:value-type="float" office:value="0.051965400681949">
            <text:p>0.0519654007</text:p>
          </table:table-cell>
          <table:table-cell office:value-type="float" office:value="0.128305804439065">
            <text:p>0.1283058044</text:p>
          </table:table-cell>
          <table:table-cell office:value-type="float" office:value="406482">
            <text:p>406482</text:p>
          </table:table-cell>
          <table:table-cell office:value-type="float" office:value="0.0904556255094785">
            <text:p>0.0904556255</text:p>
          </table:table-cell>
          <table:table-cell office:value-type="float" office:value="0.836807326083563">
            <text:p>0.8368073261</text:p>
          </table:table-cell>
          <table:table-cell office:value-type="float" office:value="0.0727370484069584">
            <text:p>0.0727370484</text:p>
          </table:table-cell>
          <table:table-cell office:value-type="float" office:value="576570">
            <text:p>576570</text:p>
          </table:table-cell>
          <table:table-cell office:value-type="float" office:value="3547411">
            <text:p>3547411</text:p>
          </table:table-cell>
          <table:table-cell table:formula="of:=[.E15]+[.I15]+[.J15]" office:value-type="float" office:value="4530463">
            <text:p>4530463</text:p>
          </table:table-cell>
          <table:table-cell table:formula="of:=([.D15]*[.E15])/[.K15]" office:value-type="float" office:value="0.0115118476853249">
            <text:p>0.0115118477</text:p>
          </table:table-cell>
          <table:table-cell table:formula="of:=([.D15]*[.E15])/([.E15]+[.I15])" office:value-type="float" office:value="0.0530531446963131">
            <text:p>0.0530531447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0.736556012518228">
            <text:p>0.7365560125</text:p>
          </table:table-cell>
          <table:table-cell office:value-type="float" office:value="0.0238485359899068">
            <text:p>0.023848536</text:p>
          </table:table-cell>
          <table:table-cell office:value-type="float" office:value="0.239595451491865">
            <text:p>0.2395954515</text:p>
          </table:table-cell>
          <table:table-cell office:value-type="float" office:value="244124">
            <text:p>244124</text:p>
          </table:table-cell>
          <table:table-cell office:value-type="float" office:value="0.0557855673406791">
            <text:p>0.0557855673</text:p>
          </table:table-cell>
          <table:table-cell office:value-type="float" office:value="0.80344722016372">
            <text:p>0.8034472202</text:p>
          </table:table-cell>
          <table:table-cell office:value-type="float" office:value="0.140767212495601">
            <text:p>0.1407672125</text:p>
          </table:table-cell>
          <table:table-cell office:value-type="float" office:value="1048497">
            <text:p>1048497</text:p>
          </table:table-cell>
          <table:table-cell office:value-type="float" office:value="2630507">
            <text:p>2630507</text:p>
          </table:table-cell>
          <table:table-cell table:formula="of:=[.E16]+[.I16]+[.J16]" office:value-type="float" office:value="3923128">
            <text:p>3923128</text:p>
          </table:table-cell>
          <table:table-cell table:formula="of:=([.D16]*[.E16])/[.K16]" office:value-type="float" office:value="0.0149092764753024">
            <text:p>0.0149092765</text:p>
          </table:table-cell>
          <table:table-cell table:formula="of:=([.D16]*[.E16])/([.E16]+[.I16])" office:value-type="float" office:value="0.0452499224443979">
            <text:p>0.0452499224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0.697573055968301">
            <text:p>0.697573056</text:p>
          </table:table-cell>
          <table:table-cell office:value-type="float" office:value="0.0136161015804404">
            <text:p>0.0136161016</text:p>
          </table:table-cell>
          <table:table-cell office:value-type="float" office:value="0.288810842451258">
            <text:p>0.2888108425</text:p>
          </table:table-cell>
          <table:table-cell office:value-type="float" office:value="111045">
            <text:p>111045</text:p>
          </table:table-cell>
          <table:table-cell office:value-type="float" office:value="0.0311931620340381">
            <text:p>0.031193162</text:p>
          </table:table-cell>
          <table:table-cell office:value-type="float" office:value="0.809405704659473">
            <text:p>0.8094057047</text:p>
          </table:table-cell>
          <table:table-cell office:value-type="float" office:value="0.159401133306489">
            <text:p>0.1594011333</text:p>
          </table:table-cell>
          <table:table-cell office:value-type="float" office:value="1028142">
            <text:p>1028142</text:p>
          </table:table-cell>
          <table:table-cell office:value-type="float" office:value="2134956">
            <text:p>2134956</text:p>
          </table:table-cell>
          <table:table-cell table:formula="of:=[.E17]+[.I17]+[.J17]" office:value-type="float" office:value="3274143">
            <text:p>3274143</text:p>
          </table:table-cell>
          <table:table-cell table:formula="of:=([.D17]*[.E17])/[.K17]" office:value-type="float" office:value="0.00979523496682949">
            <text:p>0.009795235</text:p>
          </table:table-cell>
          <table:table-cell table:formula="of:=([.D17]*[.E17])/([.E17]+[.I17])" office:value-type="float" office:value="0.0281525333417604">
            <text:p>0.0281525333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0.693837155390706">
            <text:p>0.6938371554</text:p>
          </table:table-cell>
          <table:table-cell office:value-type="float" office:value="0.0199900139091979">
            <text:p>0.0199900139</text:p>
          </table:table-cell>
          <table:table-cell office:value-type="float" office:value="0.286172830700096">
            <text:p>0.2861728307</text:p>
          </table:table-cell>
          <table:table-cell office:value-type="float" office:value="112156">
            <text:p>112156</text:p>
          </table:table-cell>
          <table:table-cell office:value-type="float" office:value="0.0335161111453392">
            <text:p>0.0335161111</text:p>
          </table:table-cell>
          <table:table-cell office:value-type="float" office:value="0.805927974194599">
            <text:p>0.8059279742</text:p>
          </table:table-cell>
          <table:table-cell office:value-type="float" office:value="0.160555914660062">
            <text:p>0.1605559147</text:p>
          </table:table-cell>
          <table:table-cell office:value-type="float" office:value="957629">
            <text:p>957629</text:p>
          </table:table-cell>
          <table:table-cell office:value-type="float" office:value="1718633">
            <text:p>1718633</text:p>
          </table:table-cell>
          <table:table-cell table:formula="of:=[.E18]+[.I18]+[.J18]" office:value-type="float" office:value="2788418">
            <text:p>2788418</text:p>
          </table:table-cell>
          <table:table-cell table:formula="of:=([.D18]*[.E18])/[.K18]" office:value-type="float" office:value="0.0115104693772598">
            <text:p>0.0115104694</text:p>
          </table:table-cell>
          <table:table-cell table:formula="of:=([.D18]*[.E18])/([.E18]+[.I18])" office:value-type="float" office:value="0.0300022901798025">
            <text:p>0.0300022902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0.737815321199454">
            <text:p>0.7378153212</text:p>
          </table:table-cell>
          <table:table-cell office:value-type="float" office:value="0.00940520769833667">
            <text:p>0.0094052077</text:p>
          </table:table-cell>
          <table:table-cell office:value-type="float" office:value="0.252779471102209">
            <text:p>0.2527794711</text:p>
          </table:table-cell>
          <table:table-cell office:value-type="float" office:value="68898">
            <text:p>68898</text:p>
          </table:table-cell>
          <table:table-cell office:value-type="float" office:value="0.0204288702069983">
            <text:p>0.0204288702</text:p>
          </table:table-cell>
          <table:table-cell office:value-type="float" office:value="0.823031510148161">
            <text:p>0.8230315101</text:p>
          </table:table-cell>
          <table:table-cell office:value-type="float" office:value="0.156539619644841">
            <text:p>0.1565396196</text:p>
          </table:table-cell>
          <table:table-cell office:value-type="float" office:value="852519">
            <text:p>852519</text:p>
          </table:table-cell>
          <table:table-cell office:value-type="float" office:value="1518469">
            <text:p>1518469</text:p>
          </table:table-cell>
          <table:table-cell table:formula="of:=[.E19]+[.I19]+[.J19]" office:value-type="float" office:value="2439886">
            <text:p>2439886</text:p>
          </table:table-cell>
          <table:table-cell table:formula="of:=([.D19]*[.E19])/[.K19]" office:value-type="float" office:value="0.00713803841654897">
            <text:p>0.0071380384</text:p>
          </table:table-cell>
          <table:table-cell table:formula="of:=([.D19]*[.E19])/([.E19]+[.I19])" office:value-type="float" office:value="0.0189013226367649">
            <text:p>0.0189013226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0.623305370622605">
            <text:p>0.6233053706</text:p>
          </table:table-cell>
          <table:table-cell office:value-type="float" office:value="0.011100220222259">
            <text:p>0.0111002202</text:p>
          </table:table-cell>
          <table:table-cell office:value-type="float" office:value="0.365594409155136">
            <text:p>0.3655944092</text:p>
          </table:table-cell>
          <table:table-cell office:value-type="float" office:value="78557">
            <text:p>78557</text:p>
          </table:table-cell>
          <table:table-cell office:value-type="float" office:value="0.0275570643282822">
            <text:p>0.0275570643</text:p>
          </table:table-cell>
          <table:table-cell office:value-type="float" office:value="0.7758157975285">
            <text:p>0.7758157975</text:p>
          </table:table-cell>
          <table:table-cell office:value-type="float" office:value="0.196627138143218">
            <text:p>0.1966271381</text:p>
          </table:table-cell>
          <table:table-cell office:value-type="float" office:value="1042201">
            <text:p>1042201</text:p>
          </table:table-cell>
          <table:table-cell office:value-type="float" office:value="1419587">
            <text:p>1419587</text:p>
          </table:table-cell>
          <table:table-cell table:formula="of:=[.E20]+[.I20]+[.J20]" office:value-type="float" office:value="2540345">
            <text:p>2540345</text:p>
          </table:table-cell>
          <table:table-cell table:formula="of:=([.D20]*[.E20])/[.K20]" office:value-type="float" office:value="0.0113055510176767">
            <text:p>0.011305551</text:p>
          </table:table-cell>
          <table:table-cell table:formula="of:=([.D20]*[.E20])/([.E20]+[.I20])" office:value-type="float" office:value="0.0256255141609518">
            <text:p>0.0256255142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0.673505312614769">
            <text:p>0.6735053126</text:p>
          </table:table-cell>
          <table:table-cell office:value-type="float" office:value="0.00970074591897471">
            <text:p>0.0097007459</text:p>
          </table:table-cell>
          <table:table-cell office:value-type="float" office:value="0.316793941466256">
            <text:p>0.3167939415</text:p>
          </table:table-cell>
          <table:table-cell office:value-type="float" office:value="78963">
            <text:p>78963</text:p>
          </table:table-cell>
          <table:table-cell office:value-type="float" office:value="0.0242276967658955">
            <text:p>0.0242276968</text:p>
          </table:table-cell>
          <table:table-cell office:value-type="float" office:value="0.786469874943825">
            <text:p>0.7864698749</text:p>
          </table:table-cell>
          <table:table-cell office:value-type="float" office:value="0.189302428290279">
            <text:p>0.1893024283</text:p>
          </table:table-cell>
          <table:table-cell office:value-type="float" office:value="1032496">
            <text:p>1032496</text:p>
          </table:table-cell>
          <table:table-cell office:value-type="float" office:value="1437455">
            <text:p>1437455</text:p>
          </table:table-cell>
          <table:table-cell table:formula="of:=[.E21]+[.I21]+[.J21]" office:value-type="float" office:value="2548914">
            <text:p>2548914</text:p>
          </table:table-cell>
          <table:table-cell table:formula="of:=([.D21]*[.E21])/[.K21]" office:value-type="float" office:value="0.00981398352396354">
            <text:p>0.0098139835</text:p>
          </table:table-cell>
          <table:table-cell table:formula="of:=([.D21]*[.E21])/([.E21]+[.I21])" office:value-type="float" office:value="0.0225064532294938">
            <text:p>0.0225064532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0.699599850610895">
            <text:p>0.6995998506</text:p>
          </table:table-cell>
          <table:table-cell office:value-type="float" office:value="0.00739476071066532">
            <text:p>0.0073947607</text:p>
          </table:table-cell>
          <table:table-cell office:value-type="float" office:value="0.29300538867844">
            <text:p>0.2930053887</text:p>
          </table:table-cell>
          <table:table-cell office:value-type="float" office:value="93715">
            <text:p>93715</text:p>
          </table:table-cell>
          <table:table-cell office:value-type="float" office:value="0.019911952029737">
            <text:p>0.019911952</text:p>
          </table:table-cell>
          <table:table-cell office:value-type="float" office:value="0.790177234429352">
            <text:p>0.7901772344</text:p>
          </table:table-cell>
          <table:table-cell office:value-type="float" office:value="0.189910813540911">
            <text:p>0.1899108135</text:p>
          </table:table-cell>
          <table:table-cell office:value-type="float" office:value="1379021">
            <text:p>1379021</text:p>
          </table:table-cell>
          <table:table-cell office:value-type="float" office:value="1788534">
            <text:p>1788534</text:p>
          </table:table-cell>
          <table:table-cell table:formula="of:=[.E22]+[.I22]+[.J22]" office:value-type="float" office:value="3261270">
            <text:p>3261270</text:p>
          </table:table-cell>
          <table:table-cell table:formula="of:=([.D22]*[.E22])/[.K22]" office:value-type="float" office:value="0.00841972605764012">
            <text:p>0.0084197261</text:p>
          </table:table-cell>
          <table:table-cell table:formula="of:=([.D22]*[.E22])/([.E22]+[.I22])" office:value-type="float" office:value="0.0186448895117659">
            <text:p>0.0186448895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0.653954688381843">
            <text:p>0.6539546884</text:p>
          </table:table-cell>
          <table:table-cell office:value-type="float" office:value="0.00810863731124958">
            <text:p>0.0081086373</text:p>
          </table:table-cell>
          <table:table-cell office:value-type="float" office:value="0.337936674306907">
            <text:p>0.3379366743</text:p>
          </table:table-cell>
          <table:table-cell office:value-type="float" office:value="86821">
            <text:p>86821</text:p>
          </table:table-cell>
          <table:table-cell office:value-type="float" office:value="0.0199757213965576">
            <text:p>0.0199757214</text:p>
          </table:table-cell>
          <table:table-cell office:value-type="float" office:value="0.778657568885261">
            <text:p>0.7786575689</text:p>
          </table:table-cell>
          <table:table-cell office:value-type="float" office:value="0.201366709718182">
            <text:p>0.2013667097</text:p>
          </table:table-cell>
          <table:table-cell office:value-type="float" office:value="1468783">
            <text:p>1468783</text:p>
          </table:table-cell>
          <table:table-cell office:value-type="float" office:value="1669532">
            <text:p>1669532</text:p>
          </table:table-cell>
          <table:table-cell table:formula="of:=[.E23]+[.I23]+[.J23]" office:value-type="float" office:value="3225136">
            <text:p>3225136</text:p>
          </table:table-cell>
          <table:table-cell table:formula="of:=([.D23]*[.E23])/[.K23]" office:value-type="float" office:value="0.0090972907809159">
            <text:p>0.0090972908</text:p>
          </table:table-cell>
          <table:table-cell table:formula="of:=([.D23]*[.E23])/([.E23]+[.I23])" office:value-type="float" office:value="0.0188608411909458">
            <text:p>0.0188608412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0.602231292517007">
            <text:p>0.6022312925</text:p>
          </table:table-cell>
          <table:table-cell office:value-type="float" office:value="0.0107755102040816">
            <text:p>0.0107755102</text:p>
          </table:table-cell>
          <table:table-cell office:value-type="float" office:value="0.386993197278912">
            <text:p>0.3869931973</text:p>
          </table:table-cell>
          <table:table-cell office:value-type="float" office:value="73500">
            <text:p>73500</text:p>
          </table:table-cell>
          <table:table-cell office:value-type="float" office:value="0.0261674814489079">
            <text:p>0.0261674814</text:p>
          </table:table-cell>
          <table:table-cell office:value-type="float" office:value="0.735834840542485">
            <text:p>0.7358348405</text:p>
          </table:table-cell>
          <table:table-cell office:value-type="float" office:value="0.237997678008607">
            <text:p>0.237997678</text:p>
          </table:table-cell>
          <table:table-cell office:value-type="float" office:value="1086998">
            <text:p>1086998</text:p>
          </table:table-cell>
          <table:table-cell office:value-type="float" office:value="870380">
            <text:p>870380</text:p>
          </table:table-cell>
          <table:table-cell table:formula="of:=[.E24]+[.I24]+[.J24]" office:value-type="float" office:value="2030878">
            <text:p>2030878</text:p>
          </table:table-cell>
          <table:table-cell table:formula="of:=([.D24]*[.E24])/[.K24]" office:value-type="float" office:value="0.0140057649942537">
            <text:p>0.014005765</text:p>
          </table:table-cell>
          <table:table-cell table:formula="of:=([.D24]*[.E24])/([.E24]+[.I24])" office:value-type="float" office:value="0.0245101671868456">
            <text:p>0.02451016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2">11/22/2023</text:date>, <text:time>17:0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2T17:09:22.15</dc:date>
    <meta:document-statistic meta:table-count="1" meta:cell-count="312" meta:object-count="0"/>
    <meta:generator>OpenOffice/4.1.6$Win32 OpenOffice.org_project/416m1$Build-9790</meta:generator>
  </office:meta>
</office:document-meta>
</file>